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sToStringT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null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an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equalsToStringWith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matches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sToStringTest.and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sToStringTest.or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sToStringTest.equalsToStringWith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chersToStringTest.sameToStringWith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chersToStringTest.no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notNull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contains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sameToStringWith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equalsToString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endsWith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find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sameToString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sToStringTest.startsWith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